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c02b" officeooo:paragraph-rsid="000ec02b"/>
    </style:style>
    <style:style style:name="P2" style:family="paragraph" style:parent-style-name="Standard">
      <style:text-properties officeooo:rsid="000ec02b" officeooo:paragraph-rsid="001112cf"/>
    </style:style>
    <style:style style:name="P3" style:family="paragraph" style:parent-style-name="Standard">
      <style:text-properties officeooo:rsid="000f2862" officeooo:paragraph-rsid="000f2862"/>
    </style:style>
    <style:style style:name="T1" style:family="text">
      <style:text-properties style:font-name="Liberation Serif1"/>
    </style:style>
    <style:style style:name="T2" style:family="text">
      <style:text-properties officeooo:rsid="000f286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Pays en voie de développement </text:p>
      <text:p text:style-name="P1"><text:tab/>(IDH moyen à faible)</text:p>
      <text:p text:style-name="P1"/>
      <text:p text:style-name="P1">→ PMA (Pays les Moins Avancés)</text:p>
      <text:p text:style-name="P1"/>
      <text:p text:style-name="P1">→ Pays émergents </text:p>
      <text:p text:style-name="P1"><text:tab/>(BRICS, NP<text:span text:style-name="T1">±</text:span>A, Mexique, Argentine)</text:p>
      <text:p text:style-name="P1"/>
      <text:p text:style-name="P2">Les PMA et les pays émergents sont des pays en voie de développement</text:p>
      <text:p text:style-name="P2"/>
      <text:p text:style-name="P1"/>
      <text:p text:style-name="P3">Pendant la transition démographique, le pays est en développement</text:p>
      <text:p text:style-name="P3">Après la transition démographique, le pays est développé</text:p>
      <text:p text:style-name="P3"/>
      <text:p text:style-name="P2"><text:tab/><text:span text:style-name="T2">BRICS</text:span></text:p>
      <text:p text:style-name="P2"><text:tab/>→<text:span text:style-name="T2"> Russie : IDH élevé, PIB moyen</text:span></text:p>
      <text:p text:style-name="P2"><text:tab/>→<text:span text:style-name="T2"> Chine : PIB élevé, IDH faible à moyen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3:13:41.925000000</meta:creation-date>
    <dc:date>2018-11-26T13:40:47.152000000</dc:date>
    <meta:editing-duration>PT15M34S</meta:editing-duration>
    <meta:editing-cycles>4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11" meta:word-count="69" meta:character-count="399" meta:non-whitespace-character-count="334"/>
  </office:meta>
</office:document-meta>
</file>